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290" officeooo:paragraph-rsid="000502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abstracta pacientes, clase abstracta medicos</text:p>
      <text:p text:style-name="P1">clase abstracta de paneles que contanga a las dos de arriba</text:p>
      <text:p text:style-name="P1">panel to object y object to panel</text:p>
      <text:p text:style-name="P1"/>
      <text:p text:style-name="P1">metodos y clases accesorias para replicar funcionalidad de textbox y labels</text:p>
      <text:p text:style-name="P1"/>
      <text:p text:style-name="P1">agregar funicionalidad de editar en consulta</text:p>
      <text:p text:style-name="P1">agregar funcionalidad de cancelar en edicion de panel de alta, por ejemplo → a panel vacio</text:p>
      <text:p text:style-name="P1"/>
      <text:p text:style-name="P1">exepciones ok</text:p>
      <text:p text:style-name="P1">dao y bo ok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20:16:05.733697414</meta:creation-date>
    <dc:date>2019-12-12T20:19:09.978927718</dc:date>
    <meta:editing-duration>PT3M7S</meta:editing-duration>
    <meta:editing-cycles>1</meta:editing-cycles>
    <meta:document-statistic meta:table-count="0" meta:image-count="0" meta:object-count="0" meta:page-count="1" meta:paragraph-count="8" meta:word-count="63" meta:character-count="375" meta:non-whitespace-character-count="320"/>
    <meta:generator>LibreOffice/6.3.3.2$Linux_X86_64 LibreOffice_project/30$Build-2</meta:generator>
  </office:meta>
</office:document-meta>
</file>